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4.0055in"/>
    </style:style>
    <style:style style:name="co2" style:family="table-column">
      <style:table-column-properties fo:break-before="auto" style:column-width="0.889in"/>
    </style:style>
    <style:style style:name="co3" style:family="table-column">
      <style:table-column-properties fo:break-before="auto" style:column-width="3.522in"/>
    </style:style>
    <style:style style:name="co4" style:family="table-column">
      <style:table-column-properties fo:break-before="auto" style:column-width="3.7575in"/>
    </style:style>
    <style:style style:name="ro1" style:family="table-row">
      <style:table-row-properties style:row-height="0.1681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6516in" fo:break-before="auto" style:use-optimal-row-height="true"/>
    </style:style>
    <style:style style:name="ro4" style:family="table-row">
      <style:table-row-properties style:row-height="0.4929in" fo:break-before="auto" style:use-optimal-row-height="true"/>
    </style:style>
    <style:style style:name="ro5" style:family="table-row">
      <style:table-row-properties style:row-height="0.8091in" fo:break-before="auto" style:use-optimal-row-height="true"/>
    </style:style>
    <style:style style:name="ro6" style:family="table-row">
      <style:table-row-properties style:row-height="0.3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Default"/>
        <table:table-row table:style-name="ro1">
          <table:table-cell office:value-type="string">
            <text:p>diatu kami nabur ka berita ke dibacha edwin nangah </text:p>
          </table:table-cell>
        </table:table-row>
        <table:table-row table:style-name="ro1">
          <table:table-cell office:value-type="string">
            <text:p>terima kasih christina</text:p>
          </table:table-cell>
        </table:table-row>
        <table:table-row table:style-name="ro1">
          <table:table-cell office:value-type="string">
            <text:p>orang islam di sarawak patut seruran meri adat enggau basa laban pekara ke bansa tuk ulih negap ka penyerakup antara rakyat pupu raban bansa di sarawak</text:p>
          </table:table-cell>
        </table:table-row>
        <table:table-row table:style-name="ro1">
          <table:table-cell office:value-type="string">
            <text:p>presiden bintulu tuan haji mohamad yakub madah ke pekara tuk beguna bendar ke penyerakup antara rakyat di menua tuk</text:p>
          </table:table-cell>
        </table:table-row>
        <table:table-row table:style-name="ro1">
          <table:table-cell office:value-type="string">
            <text:p>iya madah ke pekara bansa tuk setipak enggau konsep 1malaysia ti patut dititih ka semua rakyat enda ngira jalai pengarap sida</text:p>
          </table:table-cell>
        </table:table-row>
        <table:table-row table:style-name="ro1">
          <table:table-cell office:value-type="string">
            <text:p>tuan haji mohamad yakub mansut ka jako tuk leboh iya ke nutup pekit macha al quran enggau nasid ti diatur ba kampung asyakirin di bintulu</text:p>
          </table:table-cell>
        </table:table-row>
        <table:table-row table:style-name="ro1">
          <table:table-cell office:value-type="string">
            <text:p>encik kasti nyadi champian ba pekit macha al quran bagi lelaki lalu puan hajah rana mohamad nyadi champian bagi indu</text:p>
          </table:table-cell>
        </table:table-row>
        <table:table-row table:style-name="ro1">
          <table:table-cell office:value-type="string">
            <text:p>raban cahaya perkim nyadi champian pekit nasiz traditional lalu raban idiani nyadi champian bagi nes moden</text:p>
          </table:table-cell>
        </table:table-row>
        <table:table-row table:style-name="ro1">
          <table:table-cell office:value-type="string">
            <text:p>sida tuk deka ngari ka bagi menua bintulu ba pekit peringkat menua sarawak ti deka diatur di sarikei dalam bulan lima tuk ila</text:p>
          </table:table-cell>
        </table:table-row>
        <table:table-row table:style-name="ro1">
          <table:table-cell office:value-type="string">
            <text:p>seratus dua puluh lapan iko ba renggat keterubah ama ari indonesia deka datai di menua dalam bulan baru tuk ila </text:p>
          </table:table-cell>
        </table:table-row>
        <table:table-row table:style-name="ro1">
          <table:table-cell office:value-type="string">
            <text:p><text:s/>taja pan ripot madah ka jakarta nyangka deka nampung tempuh endur sida enda nganjung bala ama sida ke gawa di menua tuk</text:p>
          </table:table-cell>
        </table:table-row>
        <table:table-row table:style-name="ro1">
          <table:table-cell office:value-type="string">
            <text:p>sapit menteri penguasa pemayuh tubuh pengereja pengawa datuk masnah mazlan madah ka penatai bala ama nya di insur ari bulan tiga ngagai bulan empat laban ti apin ulih napi atur ti udah ditetap ka dalam modul latih sida</text:p>
          </table:table-cell>
        </table:table-row>
        <table:table-row table:style-name="ro1">
          <table:table-cell office:value-type="string">
            <text:p>bala ama nya ditetapka enda tau enda ngabis ka latih dua ratus jam sida di indonesia sebedau sida dianjung gawa ke malaysia</text:p>
          </table:table-cell>
        </table:table-row>
        <table:table-row table:style-name="ro1">
          <table:table-cell office:value-type="string">
            <text:p>datuk maznah mansut ka jaku tuk leboh ti ngenang pasal repot ti madah ka menua indonesia nyaka deka ngemanjai ka tempoh alai sida enda nganjung rakyat sida gawa nyadi ama di menua tuk </text:p>
          </table:table-cell>
        </table:table-row>
        <table:table-row table:style-name="ro1">
          <table:table-cell office:value-type="string">
            <text:p>tuk nangkan ka dua iko ama ari menua nya ti direpot dijamah pengaji sida</text:p>
          </table:table-cell>
        </table:table-row>
        <table:table-row table:style-name="ro1">
          <table:table-cell office:value-type="string">
            <text:p>dalam taun dua ribu sembilan suba perintah menua indonesia netap ka atur ti nagang bala ama sida gawa ke malaysia ketegal kes ama menua nya bisi dijamah bala pengaji sida di menua tuk </text:p>
          </table:table-cell>
        </table:table-row>
        <table:table-row table:style-name="ro1">
          <table:table-cell office:value-type="string">
            <text:p>taja pia atur nya udah ditarit baru kena satu haribulan dua belas taun siti tuk kemari</text:p>
          </table:table-cell>
        </table:table-row>
        <table:table-row table:style-name="ro1">
          <table:table-cell office:value-type="string">
            <text:p>bala nembiak udah diperansang masuk pekit nulis sastera enggau esei dalam jaku english kena ngangkat ka pengelandik sida ngena jaku english</text:p>
          </table:table-cell>
        </table:table-row>
        <table:table-row table:style-name="ro1">
          <table:table-cell office:value-type="string">
            <text:p>sapit menteri pemadah penyambung enggau main asal datuk magdeline denis de cruz madah ka pekit tuk endang peluang ti manah bendar endur bala anembiak mandang ka pengelandik sida nulis ngena jaku english</text:p>
          </table:table-cell>
        </table:table-row>
        <table:table-row table:style-name="ro1">
          <table:table-cell office:value-type="string">
            <text:p>pekit tu mega manah endur bala nembiak mansut ka gaya penemu ti dikembuan sida</text:p>
          </table:table-cell>
        </table:table-row>
        <table:table-row table:style-name="ro1">
          <table:table-cell office:value-type="string">
            <text:p>angin di menua sarawak diripot ka beresi urung pukul 7 pagi tadi ke alai tikas pengamah angin tauka api ke pemadu tinggi ianya lima puluh empat api direpotka di samarahan</text:p>
          </table:table-cell>
        </table:table-row>
        <table:table-row table:style-name="ro1">
          <table:table-cell office:value-type="string">
            <text:p>tuk ditangkan ka sarikei</text:p>
          </table:table-cell>
        </table:table-row>
        <table:table-row table:style-name="ro1">
          <table:table-cell office:value-type="string">
            <text:p>tiga puluh lapan api sibu tiga puluh tujuh kuching enggau miri tiga puluh satu kapit dua puluh tiga limbang enam belas lalu ilp miri tiga belas api aja</text:p>
          </table:table-cell>
        </table:table-row>
        <table:table-row table:style-name="ro1">
          <table:table-cell office:value-type="string">
            <text:p>naka kediatu ripot dikeluar tikas pengamah angin di sri aman nadai diterima</text:p>
          </table:table-cell>
        </table:table-row>
        <table:table-row table:style-name="ro1">
          <table:table-cell office:value-type="string">
            <text:p>tuk naka berita waifm </text:p>
          </table:table-cell>
        </table:table-row>
        <table:table-row table:style-name="ro1">
          <table:table-cell office:value-type="string">
            <text:p>berita ditusun bebli kho lalu disalin jonathan giri </text:p>
          </table:table-cell>
        </table:table-row>
        <table:table-row table:style-name="ro1">
          <table:table-cell office:value-type="string">
            <text:p>satu malaysia</text:p>
          </table:table-cell>
        </table:table-row>
      </table:table>
      <table:table table:name="6mac13pm" table:style-name="ta1">
        <table:table-column table:style-name="co2" table:default-cell-style-name="Default"/>
        <table:table-column table:style-name="co3" table:default-cell-style-name="Default"/>
        <table:table-column table:style-name="co2" table:default-cell-style-name="Default"/>
        <table:table-column table:style-name="co4" table:default-cell-style-name="ce1"/>
        <table:table-column table:style-name="co2" table:default-cell-style-name="Default"/>
        <table:table-row table:style-name="ro1">
          <table:table-cell office:value-type="string">
            <text:p>File No.</text:p>
          </table:table-cell>
          <table:table-cell office:value-type="string">
            <text:p>SENTENCE</text:p>
          </table:table-cell>
          <table:table-cell office:value-type="string">
            <text:p>ID</text:p>
          </table:table-cell>
          <table:table-cell/>
          <table:table-cell office:value-type="string">
            <text:p>ID</text:p>
          </table:table-cell>
        </table:table-row>
        <table:table-row table:style-name="ro2">
          <table:table-cell office:value-type="string">
            <text:p>1a</text:p>
          </table:table-cell>
          <table:table-cell table:style-name="ce1" office:value-type="string">
            <text:p>diatu kami nabur ka berita ke dibacha edwin nangah </text:p>
          </table:table-cell>
          <table:table-cell office:value-type="string">
            <text:p>ibm_003_001</text:p>
          </table:table-cell>
          <table:table-cell office:value-type="string">
            <text:p>teater gemilang bengkuku tanka dibacha endun anggah </text:p>
          </table:table-cell>
          <table:table-cell office:value-type="string">
            <text:p>ibm_003_001</text:p>
          </table:table-cell>
        </table:table-row>
        <table:table-row table:style-name="ro2">
          <table:table-cell office:value-type="string">
            <text:p>1b</text:p>
          </table:table-cell>
          <table:table-cell table:style-name="ce1" office:value-type="string">
            <text:p>terima kasih christina</text:p>
          </table:table-cell>
          <table:table-cell office:value-type="string">
            <text:p>ibm_003_002</text:p>
          </table:table-cell>
          <table:table-cell office:value-type="string">
            <text:p>tronoh baseh kesedaran </text:p>
          </table:table-cell>
          <table:table-cell office:value-type="string">
            <text:p>ibm_003_002</text:p>
          </table:table-cell>
        </table:table-row>
        <table:table-row table:style-name="ro3">
          <table:table-cell office:value-type="float" office:value="2">
            <text:p>2</text:p>
          </table:table-cell>
          <table:table-cell table:style-name="ce1" office:value-type="string">
            <text:p>orang islam di sarawak patut seruran meri adat enggau basa laban pekara ke bansa tuk ulih negap ka penyerakup antara rakyat pupu raban bansa di sarawak</text:p>
          </table:table-cell>
          <table:table-cell office:value-type="string">
            <text:p>ibm_003_003</text:p>
          </table:table-cell>
          <table:table-cell office:value-type="string">
            <text:p>pulang islam diserata keseluruhan member garden lobang saeh membentuk talap bersekutu gula nagagi kediatuku banadaraya pupu rondaan sabah bis serawa </text:p>
          </table:table-cell>
          <table:table-cell office:value-type="string">
            <text:p>ibm_003_003</text:p>
          </table:table-cell>
        </table:table-row>
        <table:table-row table:style-name="ro4">
          <table:table-cell office:value-type="float" office:value="3">
            <text:p>3</text:p>
          </table:table-cell>
          <table:table-cell table:style-name="ce1" office:value-type="string">
            <text:p>presiden bintulu tuan haji mohamad yakub madah ke pekara tuk beguna bendar ke penyerakup antara rakyat di menua tuk</text:p>
          </table:table-cell>
          <table:table-cell office:value-type="string">
            <text:p>ibm_003_004</text:p>
          </table:table-cell>
          <table:table-cell office:value-type="string">
            <text:p>residen bintulu tuan haji mohmad yakcop madahkan karap tumu bunuh bedarah katanya op kentang perayaan jimat tok </text:p>
          </table:table-cell>
          <table:table-cell office:value-type="string">
            <text:p>ibm_003_004</text:p>
          </table:table-cell>
        </table:table-row>
        <table:table-row table:style-name="ro4">
          <table:table-cell office:value-type="float" office:value="4">
            <text:p>4</text:p>
          </table:table-cell>
          <table:table-cell table:style-name="ce1" office:value-type="string">
            <text:p>iya madah ke pekara bansa tuk setipak enggau konsep 1malaysia ti patut dititih ka semua rakyat enda ngira jalai pengarap sida</text:p>
          </table:table-cell>
          <table:table-cell office:value-type="string">
            <text:p>ibm_003_005</text:p>
          </table:table-cell>
          <table:table-cell office:value-type="string">
            <text:p>jemat lengkap antarabangsa towards tipak nyaup concert satu malaysia tepantup dititih kesemua rayat menira dialek pengarap sida </text:p>
          </table:table-cell>
          <table:table-cell office:value-type="string">
            <text:p>ibm_003_005</text:p>
          </table:table-cell>
        </table:table-row>
        <table:table-row table:style-name="ro4">
          <table:table-cell office:value-type="float" office:value="5">
            <text:p>5</text:p>
          </table:table-cell>
          <table:table-cell table:style-name="ce1" office:value-type="string">
            <text:p>tuan haji mohamad yakub mansut ka jako tuk leboh iya ke nutup pekit macha al quran enggau nasid ti diatur ba kampung asyakirin di bintulu</text:p>
          </table:table-cell>
          <table:table-cell office:value-type="string">
            <text:p>ibm_003_006</text:p>
          </table:table-cell>
          <table:table-cell office:value-type="string">
            <text:p>tuan haji mohd yakcop mangsa sekejap kutuk nubuhka nutrobake machau yokohama nasit kiding diatur bangkam pengasuh syakirin gideon gelumu </text:p>
          </table:table-cell>
          <table:table-cell office:value-type="string">
            <text:p>ibm_003_006</text:p>
          </table:table-cell>
        </table:table-row>
        <table:table-row table:style-name="ro4">
          <table:table-cell office:value-type="float" office:value="6">
            <text:p>6</text:p>
          </table:table-cell>
          <table:table-cell table:style-name="ce1" office:value-type="string">
            <text:p>encik kasti nyadi champian ba pekit macha al quran bagi lelaki lalu puan hajah rana mohamad nyadi champian bagi indu</text:p>
          </table:table-cell>
          <table:table-cell office:value-type="string">
            <text:p>ibm_003_007</text:p>
          </table:table-cell>
          <table:table-cell office:value-type="string">
            <text:p>letrik custody ecorich empin mokhsen mechah korban sebagi lelaki balok kual hajar ramlah merat angat nyadi cheng jennarino </text:p>
          </table:table-cell>
          <table:table-cell office:value-type="string">
            <text:p>ibm_003_007</text:p>
          </table:table-cell>
        </table:table-row>
        <table:table-row table:style-name="ro4">
          <table:table-cell office:value-type="float" office:value="7">
            <text:p>7</text:p>
          </table:table-cell>
          <table:table-cell table:style-name="ce1" office:value-type="string">
            <text:p>raban cahaya perkim nyadi champian pekit nasiz traditional lalu raban idiani nyadi champian bagi nes moden</text:p>
          </table:table-cell>
          <table:table-cell office:value-type="string">
            <text:p>ibm_003_008</text:p>
          </table:table-cell>
          <table:table-cell office:value-type="string">
            <text:p>beraban cahaya bakthiar menyadi champion jangka nasit tradisional balok raban idit annie journalism diemba bms moden </text:p>
          </table:table-cell>
          <table:table-cell office:value-type="string">
            <text:p>ibm_003_008</text:p>
          </table:table-cell>
        </table:table-row>
        <table:table-row table:style-name="ro4">
          <table:table-cell office:value-type="float" office:value="8">
            <text:p>8</text:p>
          </table:table-cell>
          <table:table-cell table:style-name="ce1" office:value-type="string">
            <text:p>sida tuk deka ngari ka bagi menua bintulu ba pekit peringkat menua sarawak ti deka diatur di sarikei dalam bulan lima tuk ila</text:p>
          </table:table-cell>
          <table:table-cell office:value-type="string">
            <text:p>ibm_003_009</text:p>
          </table:table-cell>
          <table:table-cell office:value-type="string">
            <text:p>sidaku betengali keba dimenua bintulu e-booking tenggak menggal serawa caleb kediatur district tagih dalam bulan lima telang </text:p>
          </table:table-cell>
          <table:table-cell office:value-type="string">
            <text:p>ibm_003_009</text:p>
          </table:table-cell>
        </table:table-row>
        <table:table-row table:style-name="ro4">
          <table:table-cell office:value-type="string">
            <text:p>9a</text:p>
          </table:table-cell>
          <table:table-cell table:style-name="ce1" office:value-type="string">
            <text:p>seratus dua puluh lapan iko ba renggat keterubah ama ari indonesia deka datai di menua dalam bulan baru tuk ila </text:p>
          </table:table-cell>
          <table:table-cell office:value-type="string">
            <text:p>ibm_003_010</text:p>
          </table:table-cell>
          <table:table-cell office:value-type="string">
            <text:p>seratus bedengah sq bandat ketrubah alah insp ari inodnesia tegagaka redeem workshop dalam bulan baru stella </text:p>
          </table:table-cell>
          <table:table-cell office:value-type="string">
            <text:p>ibm_003_010</text:p>
          </table:table-cell>
        </table:table-row>
        <table:table-row table:style-name="ro4">
          <table:table-cell office:value-type="string">
            <text:p>9b</text:p>
          </table:table-cell>
          <table:table-cell table:style-name="ce1" office:value-type="string">
            <text:p><text:s/>taja pan ripot madah ka jakarta nyangka deka nampung tempuh endur sida enda nganjung bala ama sida ke gawa di menua tuk</text:p>
          </table:table-cell>
          <table:table-cell office:value-type="string">
            <text:p>ibm_003_011</text:p>
          </table:table-cell>
          <table:table-cell office:value-type="string">
            <text:p>tejanggal clinton madahka tejengkauka nyangka deka manggah setinggan lus sida semananjung balak masitah kenegaraan dimain motor </text:p>
          </table:table-cell>
          <table:table-cell office:value-type="string">
            <text:p>ibm_003_011</text:p>
          </table:table-cell>
        </table:table-row>
        <table:table-row table:style-name="ro5">
          <table:table-cell office:value-type="float" office:value="10">
            <text:p>10</text:p>
          </table:table-cell>
          <table:table-cell table:style-name="ce1" office:value-type="string">
            <text:p>sapit menteri penguasa pemayuh tubuh pengereja pengawa datuk masnah mazlan madah ka penatai bala ama nya di insur ari bulan tiga ngagai bulan empat laban ti apin ulih napi atur ti udah ditetap ka dalam modul latih sida</text:p>
          </table:table-cell>
          <table:table-cell office:value-type="string">
            <text:p>ibm_003_012</text:p>
          </table:table-cell>
          <table:table-cell office:value-type="string">
            <text:p>sardin menggin diansah pemayuh tubuh mujab selayang datuk masnah mazlan manjah kepla taan balat manjah binson haribulan tiga rangge bulau empat laban janting kuleh emak diatur tudan ditagaka dalam modul latei sida </text:p>
          </table:table-cell>
          <table:table-cell office:value-type="string">
            <text:p>ibm_003_012</text:p>
          </table:table-cell>
        </table:table-row>
        <table:table-row table:style-name="ro4">
          <table:table-cell office:value-type="float" office:value="11">
            <text:p>11</text:p>
          </table:table-cell>
          <table:table-cell table:style-name="ce1" office:value-type="string">
            <text:p>bala ama nya ditetapka enda tau enda ngabis ka latih dua ratus jam sida di indonesia sebedau sida dianjung gawa ke malaysia</text:p>
          </table:table-cell>
          <table:table-cell office:value-type="string">
            <text:p>ibm_003_013</text:p>
          </table:table-cell>
          <table:table-cell office:value-type="string">
            <text:p>balang menuanya ditetap nyengakaum makmal besekula tih beratus jam senari indonesia sebedau sedarka dianjung gawaka semalaysia </text:p>
          </table:table-cell>
          <table:table-cell office:value-type="string">
            <text:p>ibm_003_013</text:p>
          </table:table-cell>
        </table:table-row>
        <table:table-row table:style-name="ro5">
          <table:table-cell office:value-type="string">
            <text:p>12a</text:p>
          </table:table-cell>
          <table:table-cell table:style-name="ce1" office:value-type="string">
            <text:p>datuk maznah mansut ka jaku tuk leboh ti ngenang pasal repot ti madah ka menua indonesia nyaka deka ngemanjai ka tempoh alai sida enda nganjung rakyat sida gawa nyadi ama di menua tuk </text:p>
          </table:table-cell>
          <table:table-cell office:value-type="string">
            <text:p>ibm_003_014</text:p>
          </table:table-cell>
          <table:table-cell office:value-type="string">
            <text:p>datuk maznah ngemansutka ngajar putung lebur melanggan salleh pontun madah temerloh indonesia nyangka deka ngemanjai gentian gaharu besedia mangan nyembelih sedang gawa nyedia ahmadi mentung </text:p>
          </table:table-cell>
          <table:table-cell office:value-type="string">
            <text:p>ibm_003_014</text:p>
          </table:table-cell>
        </table:table-row>
        <table:table-row table:style-name="ro6">
          <table:table-cell office:value-type="string">
            <text:p>12b</text:p>
          </table:table-cell>
          <table:table-cell table:style-name="ce1" office:value-type="string">
            <text:p>tuk nangkan ka dua iko ama ari menua nya ti direpot dijamah pengaji sida</text:p>
          </table:table-cell>
          <table:table-cell office:value-type="string">
            <text:p>ibm_003_015</text:p>
          </table:table-cell>
          <table:table-cell office:value-type="string">
            <text:p>tok nangkan gadong liko tengahari melanja kieh diripot dijamah tradisi dah </text:p>
          </table:table-cell>
          <table:table-cell office:value-type="string">
            <text:p>ibm_003_015</text:p>
          </table:table-cell>
        </table:table-row>
        <table:table-row table:style-name="ro3">
          <table:table-cell office:value-type="string">
            <text:p>13a</text:p>
          </table:table-cell>
          <table:table-cell table:style-name="ce1" office:value-type="string">
            <text:p>dalam taun dua ribu sembilan suba perintah menua indonesia netap ka atur ti nagang bala ama sida gawa ke malaysia ketegal kes ama menua nya bisi dijamah bala pengaji sida di menua tuk </text:p>
          </table:table-cell>
          <table:table-cell office:value-type="string">
            <text:p>ibm_003_016</text:p>
          </table:table-cell>
          <table:table-cell office:value-type="string">
            <text:p>dalam kalang berebut sulong songa rendah murun ngemesaika dekaka berkenaan giang biaramas sida gawaka malaysia ketegal workers amai menuanya bisi bejamah embaloh ngaji sida jiun batuk </text:p>
          </table:table-cell>
          <table:table-cell office:value-type="string">
            <text:p>ibm_003_016</text:p>
          </table:table-cell>
        </table:table-row>
        <table:table-row table:style-name="ro6">
          <table:table-cell office:value-type="string">
            <text:p>13b</text:p>
          </table:table-cell>
          <table:table-cell table:style-name="ce1" office:value-type="string">
            <text:p>taja pia atur nya udah ditarit baru kena satu haribulan dua belas taun siti tuk kemari</text:p>
          </table:table-cell>
          <table:table-cell office:value-type="string">
            <text:p>ibm_003_017</text:p>
          </table:table-cell>
          <table:table-cell office:value-type="string">
            <text:p>tajapia atul enyang udah tetarit baru kamah santubong sebulan dauglas tawan siti ditukemari ing </text:p>
          </table:table-cell>
          <table:table-cell office:value-type="string">
            <text:p>ibm_003_017</text:p>
          </table:table-cell>
        </table:table-row>
        <table:table-row table:style-name="ro4">
          <table:table-cell office:value-type="float" office:value="15">
            <text:p>15</text:p>
          </table:table-cell>
          <table:table-cell table:style-name="ce1" office:value-type="string">
            <text:p>bala nembiak udah diperansang masuk pekit nulis sastera enggau esei dalam jaku english kena ngangkat ka pengelandik sida ngena jaku english</text:p>
          </table:table-cell>
          <table:table-cell office:value-type="string">
            <text:p>ibm_003_018</text:p>
          </table:table-cell>
          <table:table-cell office:value-type="string">
            <text:p>balairaya udah diperangsang masutka kedulu asas serayan maurice segawan dugu louis kamah ngangkatka eramin sida membaja kulim lisa </text:p>
          </table:table-cell>
          <table:table-cell office:value-type="string">
            <text:p>ibm_003_018</text:p>
          </table:table-cell>
        </table:table-row>
        <table:table-row table:style-name="ro5">
          <table:table-cell office:value-type="float" office:value="16">
            <text:p>16</text:p>
          </table:table-cell>
          <table:table-cell table:style-name="ce1" office:value-type="string">
            <text:p>sapit menteri pemadah penyambung enggau main asal datuk magdeline denis de cruz madah ka pekit tuk endang peluang ti manah bendar endur bala anembiak mandang ka pengelandik sida nulis ngena jaku english</text:p>
          </table:table-cell>
          <table:table-cell office:value-type="string">
            <text:p>ibm_003_019</text:p>
          </table:table-cell>
          <table:table-cell office:value-type="string">
            <text:p>sustainable cherita hadiah penyambung ngamang masang bentuk madeline dennis dikupas madahkan penengkeman bruan temalat bedarah luar balak nembiak mandangka sunday sida nulis normah jaku ditulis </text:p>
          </table:table-cell>
          <table:table-cell office:value-type="string">
            <text:p>ibm_003_019</text:p>
          </table:table-cell>
        </table:table-row>
        <table:table-row table:style-name="ro6">
          <table:table-cell office:value-type="float" office:value="17">
            <text:p>17</text:p>
          </table:table-cell>
          <table:table-cell table:style-name="ce1" office:value-type="string">
            <text:p>pekit tu mega manah endur bala nembiak mansut ka gaya penemu ti dikembuan sida</text:p>
          </table:table-cell>
          <table:table-cell office:value-type="string">
            <text:p>ibm_003_020</text:p>
          </table:table-cell>
          <table:table-cell office:value-type="string">
            <text:p>ketit temegah manah berebak menyanak masu seketeriat penemu teik dikembuan sidsa </text:p>
          </table:table-cell>
          <table:table-cell office:value-type="string">
            <text:p>ibm_003_020</text:p>
          </table:table-cell>
        </table:table-row>
        <table:table-row table:style-name="ro3">
          <table:table-cell office:value-type="float" office:value="18">
            <text:p>18</text:p>
          </table:table-cell>
          <table:table-cell table:style-name="ce1" office:value-type="string">
            <text:p>angin di menua sarawak diripot ka beresi urung pukul 7 pagi tadi ke alai tikas pengamah angin tauka api ke pemadu tinggi ianya lima puluh empat api direpotka di samarahan</text:p>
          </table:table-cell>
          <table:table-cell office:value-type="string">
            <text:p>ibm_003_021</text:p>
          </table:table-cell>
          <table:table-cell office:value-type="string">
            <text:p>afdal demalam serawa diripotka kebisi diulu empuku penyungkak dibali kala tikas pengamah nyentukaka bn-prs kepemadu tinggi iyanya kelimah penempa bn-prs diriputka disema rahamen </text:p>
          </table:table-cell>
          <table:table-cell office:value-type="string">
            <text:p>ibm_003_021</text:p>
          </table:table-cell>
        </table:table-row>
        <table:table-row table:style-name="ro2">
          <table:table-cell office:value-type="float" office:value="19">
            <text:p>19</text:p>
          </table:table-cell>
          <table:table-cell table:style-name="ce1" office:value-type="string">
            <text:p>tuk ditangkan ka sarikei</text:p>
          </table:table-cell>
          <table:table-cell office:value-type="string">
            <text:p>ibm_003_022</text:p>
          </table:table-cell>
          <table:table-cell office:value-type="string">
            <text:p>tanggi tangkan besegaut </text:p>
          </table:table-cell>
          <table:table-cell office:value-type="string">
            <text:p>ibm_003_022</text:p>
          </table:table-cell>
        </table:table-row>
        <table:table-row table:style-name="ro4">
          <table:table-cell office:value-type="float" office:value="20">
            <text:p>20</text:p>
          </table:table-cell>
          <table:table-cell table:style-name="ce1" office:value-type="string">
            <text:p>tiga puluh lapan api sibu tiga puluh tujuh kuching enggau miri tiga puluh satu kapit dua puluh tiga limbang enam belas lalu ilp miri tiga belas api aja</text:p>
          </table:table-cell>
          <table:table-cell office:value-type="string">
            <text:p>ibm_003_023</text:p>
          </table:table-cell>
          <table:table-cell office:value-type="string">
            <text:p>tikah bantah bn-prs sibu tiga lutur juah kuncha nomi kritikal besadung kathedral pertiga lang danau emplas bsk lalu ilp miri tidak belas wirdcr aja </text:p>
          </table:table-cell>
          <table:table-cell office:value-type="string">
            <text:p>ibm_003_023</text:p>
          </table:table-cell>
        </table:table-row>
        <table:table-row table:style-name="ro6">
          <table:table-cell office:value-type="float" office:value="21">
            <text:p>21</text:p>
          </table:table-cell>
          <table:table-cell table:style-name="ce1" office:value-type="string">
            <text:p>naka kediatu ripot dikeluar tikas pengamah angin di sri aman nadai diterima</text:p>
          </table:table-cell>
          <table:table-cell office:value-type="string">
            <text:p>ibm_003_024</text:p>
          </table:table-cell>
          <table:table-cell office:value-type="string">
            <text:p>langkar kebing toh selepong entikong tikas pengamah ambassador embam dilalai peduli terima </text:p>
          </table:table-cell>
          <table:table-cell office:value-type="string">
            <text:p>ibm_003_024</text:p>
          </table:table-cell>
        </table:table-row>
        <table:table-row table:style-name="ro2">
          <table:table-cell office:value-type="string">
            <text:p>22a</text:p>
          </table:table-cell>
          <table:table-cell table:style-name="ce1" office:value-type="string">
            <text:p>tuk naka berita waifm </text:p>
          </table:table-cell>
          <table:table-cell office:value-type="string">
            <text:p>ibm_003_025</text:p>
          </table:table-cell>
          <table:table-cell office:value-type="string">
            <text:p>kenaka beketan umbak smds </text:p>
          </table:table-cell>
          <table:table-cell office:value-type="string">
            <text:p>ibm_003_025</text:p>
          </table:table-cell>
        </table:table-row>
        <table:table-row table:style-name="ro2">
          <table:table-cell office:value-type="string">
            <text:p>22b</text:p>
          </table:table-cell>
          <table:table-cell table:style-name="ce1" office:value-type="string">
            <text:p>berita ditusun bebli kho lalu disalin jonathan giri </text:p>
          </table:table-cell>
          <table:table-cell office:value-type="string">
            <text:p>ibm_003_026</text:p>
          </table:table-cell>
          <table:table-cell office:value-type="string">
            <text:p>berekak ditusun ngerikotka kalu disalin jonathan didiri </text:p>
          </table:table-cell>
          <table:table-cell office:value-type="string">
            <text:p>ibm_003_026</text:p>
          </table:table-cell>
        </table:table-row>
        <table:table-row table:style-name="ro2">
          <table:table-cell office:value-type="string">
            <text:p>22c</text:p>
          </table:table-cell>
          <table:table-cell table:style-name="ce1" office:value-type="string">
            <text:p>satu malaysia</text:p>
          </table:table-cell>
          <table:table-cell office:value-type="string">
            <text:p>ibm_003_027</text:p>
          </table:table-cell>
          <table:table-cell office:value-type="string">
            <text:p>subsektor melay israk </text:p>
          </table:table-cell>
          <table:table-cell office:value-type="string">
            <text:p>ibm_003_027</text:p>
          </table:table-cell>
        </table:table-row>
        <table:table-row table:style-name="ro1" table:number-rows-repeated="104854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6T15:55:18</dc:date>
    <dc:creator>sarah </dc:creator>
    <meta:generator>LibreOffice/3.5$Linux_x86 LibreOffice_project/350m1$Build-2</meta:generator>
    <meta:editing-duration>P0D</meta:editing-duration>
    <meta:editing-cycles>1</meta:editing-cycles>
    <meta:document-statistic meta:table-count="2" meta:cell-count="166" meta:object-count="0"/>
  </office:meta>
</office:document-meta>
</file>